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'Liberation Mono', 'Courier New', Courier, monospace"/>
    <style:font-face style:name="SFMono-Regular1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eeeee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orphans="2" fo:widows="2" fo:background-color="#eeeeee" fo:padding="0in" fo:border="none"/>
    </style:style>
    <style:style style:name="P6" style:family="paragraph" style:parent-style-name="Preformatted_20_Text">
      <style:text-properties officeooo:paragraph-rsid="00055809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orphans="2" fo:widows="2" fo:background-color="#eeeeee" fo:padding="0in" fo:border="none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0845c5"/>
    </style:style>
    <style:style style:name="P10" style:family="paragraph" style:parent-style-name="Standard">
      <style:text-properties officeooo:paragraph-rsid="000cf567"/>
    </style:style>
    <style:style style:name="P11" style:family="paragraph" style:parent-style-name="Standard">
      <style:text-properties fo:color="#c9211e" fo:font-weight="bold" officeooo:paragraph-rsid="000d25d5" style:font-weight-asian="bold" style:font-weight-complex="bold"/>
    </style:style>
    <style:style style:name="P12" style:family="paragraph" style:parent-style-name="Standard">
      <style:text-properties officeooo:paragraph-rsid="0010e1a8" fo:background-color="#ffff00"/>
    </style:style>
    <style:style style:name="P13" style:family="paragraph" style:parent-style-name="Standard">
      <style:text-properties fo:color="#999999" fo:font-weight="normal" officeooo:paragraph-rsid="0016233d" fo:background-color="transparent" style:font-weight-asian="normal" style:font-weight-complex="normal"/>
    </style:style>
    <style:style style:name="P14" style:family="paragraph" style:parent-style-name="Standard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15" style:family="paragraph" style:parent-style-name="Standard">
      <style:paragraph-properties fo:margin-left="0in" fo:margin-right="0in" fo:margin-top="0.1874in" fo:margin-bottom="0.0972in" loext:contextual-spacing="false" fo:orphans="2" fo:widows="2" fo:text-indent="0in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SFMono-Regular1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444444" fo:letter-spacing="normal" loext:padding="0in" loext:border="none"/>
    </style:style>
    <style:style style:name="T5" style:family="text">
      <style:text-properties fo:font-variant="normal" fo:text-transform="none" fo:color="#000000" style:font-name="monospace" fo:font-size="11.25pt" fo:letter-spacing="normal" fo:font-style="normal" fo:font-weight="normal"/>
    </style:style>
    <style:style style:name="T6" style:family="text">
      <style:text-properties fo:font-variant="normal" fo:text-transform="none" fo:color="#c9211e" style:font-name="monospace" fo:font-size="11.2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c9211e" style:font-name="monospace" fo:font-size="11.25pt" fo:letter-spacing="normal" fo:font-style="normal" fo:font-weight="bold" officeooo:rsid="00064f5d" style:font-weight-asian="bold" style:font-weight-complex="bold"/>
    </style:style>
    <style:style style:name="T8" style:family="text">
      <style:text-properties fo:font-variant="normal" fo:text-transform="none" style:font-name="monospace" fo:font-size="11.25pt" fo:letter-spacing="normal" fo:font-style="normal"/>
    </style:style>
    <style:style style:name="T9" style:family="text">
      <style:text-properties fo:font-variant="normal" fo:text-transform="none" style:font-name="monospace" fo:font-size="11.25pt" fo:letter-spacing="normal" fo:font-style="normal" fo:font-weight="bold" style:font-weight-asian="bold" style:font-weight-complex="bold"/>
    </style:style>
    <style:style style:name="T10" style:family="text">
      <style:text-properties officeooo:rsid="00064f5d"/>
    </style:style>
    <style:style style:name="T11" style:family="text">
      <style:text-properties style:font-name="Liberation Mono" fo:font-size="10pt" officeooo:rsid="00064f5d" style:font-name-asian="Noto Sans Mono CJK SC" style:font-size-asian="10pt" style:font-name-complex="Liberation Mono" style:font-size-complex="10pt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64f5d" style:font-weight-asian="bold" style:font-weight-complex="bold"/>
    </style:style>
    <style:style style:name="T15" style:family="text">
      <style:text-properties fo:font-weight="bold" officeooo:rsid="00140fda" style:font-weight-asian="bold" style:font-weight-complex="bold"/>
    </style:style>
    <style:style style:name="T16" style:family="text">
      <style:text-properties fo:font-weight="bold" officeooo:rsid="0014665d" style:font-weight-asian="bold" style:font-weight-complex="bold"/>
    </style:style>
    <style:style style:name="T17" style:family="text">
      <style:text-properties fo:font-weight="bold" officeooo:rsid="0011e819" style:font-weight-asian="bold" style:font-weight-complex="bold"/>
    </style:style>
    <style:style style:name="T18" style:family="text">
      <style:text-properties officeooo:rsid="000846df"/>
    </style:style>
    <style:style style:name="T19" style:family="text">
      <style:text-properties officeooo:rsid="000be702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fo:color="#c9211e" fo:font-weight="bold" officeooo:rsid="00064f5d" style:font-weight-asian="bold" style:font-weight-complex="bold"/>
    </style:style>
    <style:style style:name="T22" style:family="text">
      <style:text-properties fo:color="#c9211e" fo:font-weight="bold" officeooo:rsid="00064f5d" style:font-weight-asian="bold" style:font-weight-complex="bold"/>
    </style:style>
    <style:style style:name="T23" style:family="text">
      <style:text-properties fo:color="#c9211e" fo:font-weight="bold" officeooo:rsid="0011e819" style:font-weight-asian="bold" style:font-weight-complex="bold"/>
    </style:style>
    <style:style style:name="T24" style:family="text">
      <style:text-properties fo:color="#c9211e" fo:font-weight="bold" officeooo:rsid="0011e819" style:font-weight-asian="bold" style:font-weight-complex="bold"/>
    </style:style>
    <style:style style:name="T25" style:family="text">
      <style:text-properties fo:color="#c9211e" fo:font-weight="bold" officeooo:rsid="00140fda" style:font-weight-asian="bold" style:font-weight-complex="bold"/>
    </style:style>
    <style:style style:name="T26" style:family="text">
      <style:text-properties fo:color="#c9211e" fo:font-weight="bold" officeooo:rsid="00140fda" style:font-weight-asian="bold" style:font-weight-complex="bold"/>
    </style:style>
    <style:style style:name="T27" style:family="text">
      <style:text-properties fo:color="#c9211e" fo:font-weight="bold" style:font-weight-asian="bold" style:font-weight-complex="bold"/>
    </style:style>
    <style:style style:name="T28" style:family="text">
      <style:text-properties fo:color="#c9211e" fo:font-weight="bold" officeooo:rsid="0014665d" style:font-weight-asian="bold" style:font-weight-complex="bold"/>
    </style:style>
    <style:style style:name="T29" style:family="text">
      <style:text-properties fo:color="#c9211e" fo:font-weight="bold" officeooo:rsid="0014665d" style:font-weight-asian="bold" style:font-weight-complex="bold"/>
    </style:style>
    <style:style style:name="T30" style:family="text">
      <style:text-properties fo:color="#c9211e" fo:font-weight="bold" fo:background-color="#ffff00" loext:char-shading-value="0" style:font-weight-asian="bold" style:font-weight-complex="bold"/>
    </style:style>
    <style:style style:name="T31" style:family="text">
      <style:text-properties fo:color="#c9211e" fo:font-weight="bold" officeooo:rsid="00140fda" fo:background-color="#ffff00" loext:char-shading-value="0" style:font-weight-asian="bold" style:font-weight-complex="bold"/>
    </style:style>
    <style:style style:name="T32" style:family="text">
      <style:text-properties fo:color="#c9211e" fo:font-weight="bold" officeooo:rsid="00064f5d" fo:background-color="#ffff00" loext:char-shading-value="0" style:font-weight-asian="bold" style:font-weight-complex="bold"/>
    </style:style>
    <style:style style:name="T33" style:family="text">
      <style:text-properties fo:color="#c9211e" fo:font-weight="bold" officeooo:rsid="0011e819" fo:background-color="#ffff00" loext:char-shading-value="0" style:font-weight-asian="bold" style:font-weight-complex="bold"/>
    </style:style>
    <style:style style:name="T34" style:family="text">
      <style:text-properties fo:color="#c9211e" fo:font-weight="bold" officeooo:rsid="0014665d" fo:background-color="#ffff00" loext:char-shading-value="0" style:font-weight-asian="bold" style:font-weight-complex="bold"/>
    </style:style>
    <style:style style:name="T35" style:family="text">
      <style:text-properties officeooo:rsid="0011e819"/>
    </style:style>
    <style:style style:name="T36" style:family="text">
      <style:text-properties officeooo:rsid="00140c28"/>
    </style:style>
    <style:style style:name="T37" style:family="text">
      <style:text-properties officeooo:rsid="00140fda"/>
    </style:style>
    <style:style style:name="T38" style:family="text">
      <style:text-properties officeooo:rsid="00146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5"><text:span text:style-name="Source_20_Text"><text:span text:style-name="T4"><text:s text:c="2"/></text:span></text:span><text:span text:style-name="Source_20_Text"><text:span text:style-name="T3">cd dpdk</text:span></text:span></text:p>
      <text:p text:style-name="P4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5"><text:span text:style-name="Source_20_Text"><text:span text:style-name="T4"><text:s text:c="2"/></text:span></text:span><text:span text:style-name="Source_20_Text"><text:span text:style-name="T3">ninja -C build</text:span></text:span></text:p>
      <text:p text:style-name="P16">sudo ninja -C build install</text:p>
      <text:p text:style-name="P4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4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5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5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4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5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5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5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5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5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5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5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5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5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5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5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5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5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5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5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5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  <text:p text:style-name="P14">PCAP-файл — это <text:span text:style-name="T12">файл захвата пакетов</text:span>. Содержит данные сетевых пакетов, перехваченных программой-анализатором трафика (Wireshark, tcpdump, Kismet и др.). Расширение файла PCAP *.pcap.</text:p>
      <text:p text:style-name="P15">Файл хранит дамп сетевых данных, захваченных в режиме реального времени, и может использоваться для изучения трафика, восстановления информации, анализа работы сети, обнаружения хакерских атак.</text:p>
      <text:p text:style-name="Standard"/>
      <text:p text:style-name="Standard"/>
      <text:p text:style-name="Standard"><text:soft-page-break/></text:p>
      <text:p text:style-name="Standard"><text:span text:style-name="T18">sudo </text:span>./build/examples/dpdk-helloworld -l 0-3 -n 4</text:p>
      <text:p text:style-name="Standard"><text:span text:style-name="T18">sudo </text:span>./build/examples/dpdk-skeleton -l 1 -n 4 </text:p>
      <text:p text:style-name="P10"><text:span text:style-name="T18">sudo </text:span>./build/examples/dpdk-<text:span text:style-name="T19">l2fwd </text:span></text:p>
      <text:p text:style-name="P12"><text:span text:style-name="T20">sudo ./build/examples/dpdk-skeleton -c1 -n1 --vdev=eth_pcap0,iface=e</text:span><text:span text:style-name="T21">no</text:span><text:span text:style-name="T20">1 --vdev=eth_pcap1,iface=</text:span><text:span text:style-name="T23">lo</text:span></text:p>
      <text:p text:style-name="P11">sudo ./build/examples/dpdk-rxtx_callbacks c1 -n1 --vdev=eth_pcap0,iface=e<text:span text:style-name="T10">no</text:span>1 --vdev=eth_pcap1,iface=e<text:span text:style-name="T10">no</text:span>1<text:span text:style-name="T8"> </text:span></text:p>
      <text:p text:style-name="Standard"/>
      <text:p text:style-name="Standard"/>
      <text:p text:style-name="P6"><text:span text:style-name="T36">sudo </text:span>./build/app/dpdk-testpmd -l 0-3 -n 4 \</text:p>
      <text:p text:style-name="Preformatted_20_Text"><text:s text:c="4"/>--vdev 'net_pcap0,stream_opt0=..,stream_opt1=..' \</text:p>
      <text:p text:style-name="P8"><text:s text:c="4"/>--vdev='net_pcap1,stream_opt0=..'</text:p>
      <text:p text:style-name="Text_20_body">Read only incoming packets from a network interface and write them back to the same network interface:</text:p>
      <text:p text:style-name="Preformatted_20_Text"><text:span text:style-name="T37">sudo </text:span>./build/app/dpdk-testpmd -l 0-3 -n 4 --vdev 'net_pcap0,rx_iface_in=e<text:span text:style-name="T10">no</text:span>1,tx_iface=e<text:span text:style-name="T11">no</text:span>1'</text:p>
      <text:p text:style-name="P13">sudo ./build/<text:span text:style-name="T37">app</text:span>/dpdk-testpmd -l 0-3 -n <text:span text:style-name="T38">1</text:span> —vdev=eth_pcap0, tx_iface=e<text:span text:style-name="T10">no</text:span>1 —vdev=eth_pcap1, rx_iface_in=<text:span text:style-name="T35">lo</text:span></text:p>
      <text:p text:style-name="Preformatted_20_Text"/>
      <text:p text:style-name="Preformatted_20_Text"/>
      <text:p text:style-name="P9">./build/app/dpdk-testpmd -l 1-3 -n 4 --vdev=net_ring0 --vdev=net_ring1 -- -i</text:p>
      <text:p text:style-name="Preformatted_20_Text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'Liberation Mono', 'Courier New', Courier, monospace"/>
    <style:font-face style:name="SFMono-Regular1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2T17:08:22.183748642</dc:date>
    <meta:editing-duration>PT4H44M39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88" meta:character-count="3875" meta:non-whitespace-character-count="3276"/>
  </office:meta>
</office:document-meta>
</file>